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text-properties officeooo:rsid="00184c95" officeooo:paragraph-rsid="00184c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js note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ゴシック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ゴシック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2T10:10:37.600000000</meta:creation-date>
    <dc:date>2021-01-02T10:26:01.134000000</dc:date>
    <meta:editing-duration>PT15M25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6.4.2.2$Windows_X86_64 LibreOffice_project/4e471d8c02c9c90f512f7f9ead8875b57fcb1ec3</meta:generator>
  </office:meta>
</office:document-meta>
</file>